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111in"/>
    </style:style>
    <style:style style:name="Table1.B" style:family="table-column">
      <style:table-column-properties style:column-width="2.4229in"/>
    </style:style>
    <style:style style:name="Table1.C" style:family="table-column">
      <style:table-column-properties style:column-width="1.9236in"/>
    </style:style>
    <style:style style:name="Table1.D" style:family="table-column">
      <style:table-column-properties style:column-width="1.66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>
      <style:text-properties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t can be a bit confusing with so many "Studios" and specialized tools in the mix. Since you are currently using the <text:span text:style-name="T1">Antigravity IDE</text:span> for your "Weather Wardrobe" project, and you've previously explored <text:span text:style-name="T1">OpenAI</text:span> and <text:span text:style-name="T1">Gemini</text:span>, here is the breakdown of how these environments differ:</text:p>
      <text:section text:style-name="Sect1" text:name="model-response-message-contentr_4d6e389695856c43">
        <text:h text:style-name="P1" text:outline-level="2">Comparison of Development Environments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Contents">Feature</text:p>
              </table:table-cell>
              <table:table-cell table:style-name="Table1.A1" office:value-type="string">
                <text:p text:style-name="P3">Google AI Studio</text:p>
              </table:table-cell>
              <table:table-cell table:style-name="Table1.A1" office:value-type="string">
                <text:p text:style-name="P3">Antigravity (IDE)</text:p>
              </table:table-cell>
              <table:table-cell table:style-name="Table1.A1" office:value-type="string">
                <text:p text:style-name="P3">OpenAI Studio</text:p>
              </table:table-cell>
            </table:table-row>
          </table:table-header-rows>
          <table:table-row>
            <table:table-cell table:style-name="Table1.A1" office:value-type="string">
              <text:p text:style-name="P3">Primary Purpose</text:p>
            </table:table-cell>
            <table:table-cell table:style-name="Table1.A1" office:value-type="string">
              <text:p text:style-name="Table_20_Contents">Prototyping and testing Gemini AI models.</text:p>
            </table:table-cell>
            <table:table-cell table:style-name="Table1.A1" office:value-type="string">
              <text:p text:style-name="Table_20_Contents">Full-stack web development and coding.</text:p>
            </table:table-cell>
            <table:table-cell table:style-name="Table1.A1" office:value-type="string">
              <text:p text:style-name="Table_20_Contents">Building and managing GPT models/assistants.</text:p>
            </table:table-cell>
          </table:table-row>
          <table:table-row>
            <table:table-cell table:style-name="Table1.A1" office:value-type="string">
              <text:p text:style-name="P3">Core Function</text:p>
            </table:table-cell>
            <table:table-cell table:style-name="Table1.A1" office:value-type="string">
              <text:p text:style-name="Table_20_Contents">Prompt engineering and API key management.</text:p>
            </table:table-cell>
            <table:table-cell table:style-name="Table1.A1" office:value-type="string">
              <text:p text:style-name="Table_20_Contents">Writing code (React/Vite), managing Git, and terminal use.</text:p>
            </table:table-cell>
            <table:table-cell table:style-name="Table1.A1" office:value-type="string">
              <text:p text:style-name="Table_20_Contents">Fine-tuning and testing OpenAI's LLMs.</text:p>
            </table:table-cell>
          </table:table-row>
          <table:table-row>
            <table:table-cell table:style-name="Table1.A1" office:value-type="string">
              <text:p text:style-name="P3">Best For</text:p>
            </table:table-cell>
            <table:table-cell table:style-name="Table1.A1" office:value-type="string">
              <text:p text:style-name="Table_20_Contents">Refining the <text:span text:style-name="Source_20_Text">geminiService.ts</text:span> logic you just shared.</text:p>
            </table:table-cell>
            <table:table-cell table:style-name="Table1.A1" office:value-type="string">
              <text:p text:style-name="Table_20_Contents">Building the actual interface of your Trading Bot.</text:p>
            </table:table-cell>
            <table:table-cell table:style-name="Table1.A1" office:value-type="string">
              <text:p text:style-name="Table_20_Contents">Building custom GPTs or testing Sora/DALL-E.</text:p>
            </table:table-cell>
          </table:table-row>
        </table:table>
        <text:p text:style-name="Horizontal_20_Line"/>
        <text:h text:style-name="P2" text:outline-level="3">1. Google AI Studio</text:h>
        <text:p text:style-name="Text_20_body">This is a web-based tool specifically for developers to experiment with the <text:span text:style-name="T1">Gemini</text:span> family of models.</text:p>
        <text:list text:style-name="L1">
          <text:list-item>
            <text:p text:style-name="P5">It is where you would get the <text:span text:style-name="Source_20_Text">API_KEY</text:span> mentioned in your <text:span text:style-name="Source_20_Text">geminiService.ts</text:span> file.</text:p>
          </text:list-item>
          <text:list-item>
            <text:p text:style-name="P5">You use it to "tune" the prompts for your <text:span text:style-name="Source_20_Text">getExecutiveSummary</text:span> or <text:span text:style-name="Source_20_Text">getKeyNewsAlerts</text:span> functions before putting them into your code.</text:p>
          </text:list-item>
          <text:list-item>
            <text:p text:style-name="P5">It allows you to test how the AI responds to different "temperature" settings (like the <text:span text:style-name="Source_20_Text">0.7</text:span> and <text:span text:style-name="Source_20_Text">0.5</text:span> you used in your service).</text:p>
          </text:list-item>
        </text:list>
        <text:h text:style-name="P2" text:outline-level="3">2. Antigravity (Antigravity.dev)</text:h>
        <text:p text:style-name="Text_20_body">Antigravity is the <text:span text:style-name="T1">Integrated Development Environment (IDE)</text:span> where you are currently writing your React and Vite code.</text:p>
        <text:list text:style-name="L2">
          <text:list-item>
            <text:p text:style-name="P6">Unlike AI Studio, which only handles AI prompts, Antigravity handles your entire file structure (like <text:span text:style-name="Source_20_Text">index.tsx</text:span>, <text:span text:style-name="Source_20_Text">App.tsx</text:span>, and <text:span text:style-name="Source_20_Text">useTradingBot.ts</text:span>).</text:p>
          </text:list-item>
          <text:list-item>
            <text:p text:style-name="P6">It provides you with a <text:span text:style-name="T1">terminal</text:span>—useful for your cybersecurity labs and running <text:span text:style-name="Source_20_Text">npm</text:span> commands—and a <text:span text:style-name="T1">preview window</text:span> to see your Trading Bot in action.</text:p>
          </text:list-item>
          <text:list-item>
            <text:p text:style-name="P6">Since you use <text:span text:style-name="T1">Linux Mint</text:span> as your daily driver, Antigravity gives you a cloud-based Linux-like environment that feels familiar to your local setup.</text:p>
          </text:list-item>
        </text:list>
        <text:h text:style-name="P2" text:outline-level="3">3. OpenAI Studio (Platform)</text:h>
        <text:p text:style-name="Text_20_body">This is the direct competitor to Google AI Studio.</text:p>
        <text:list text:style-name="L3">
          <text:list-item>
            <text:p text:style-name="P7">It is used for building applications with <text:span text:style-name="T1">GPT-4o</text:span> or <text:span text:style-name="T1">DALL-E</text:span>.</text:p>
          </text:list-item>
          <text:list-item>
            <text:p text:style-name="P7"><text:soft-page-break/>If you decided to switch your Trading Bot's "brain" from Gemini to OpenAI, you would use this dashboard to manage those API keys and test your prompts.</text:p>
          </text:list-item>
        </text:list>
        <text:p text:style-name="Horizontal_20_Line"/>
        <text:h text:style-name="P2" text:outline-level="3">Summary for your Bot Project</text:h>
        <text:p text:style-name="Text_20_body">To finish your <text:span text:style-name="T1">Trading Bot</text:span>, you will actually use a combination:</text:p>
        <text:list text:style-name="L4">
          <text:list-item>
            <text:p text:style-name="P8"><text:span text:style-name="T1">Google AI Studio:</text:span> To get your API key and verify that your "Hedge Fund Analyst" prompt works correctly.</text:p>
          </text:list-item>
          <text:list-item>
            <text:p text:style-name="P8"><text:span text:style-name="T1">Antigravity:</text:span> To paste that <text:span text:style-name="Source_20_Text">geminiService.ts</text:span> code, install your dependencies, and run the website so you can see the simulated market data.</text:p>
          </text:list-item>
        </text:list>
        <text:p text:style-name="Text_20_body">Would you like me to help you set up the environment variables in <text:span text:style-name="T1">Antigravity</text:span> so your Trading Bot can safely use the API key you get from <text:span text:style-name="T1">AI Studio</text:span>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5:13:09.219022392</meta:creation-date>
    <dc:date>2026-03-09T15:13:59.557406966</dc:date>
    <meta:editing-duration>PT51S</meta:editing-duration>
    <meta:editing-cycles>1</meta:editing-cycles>
    <meta:document-statistic meta:table-count="1" meta:image-count="0" meta:object-count="0" meta:page-count="2" meta:paragraph-count="37" meta:word-count="426" meta:character-count="2625" meta:non-whitespace-character-count="2248"/>
    <meta:generator>LibreOffice/24.2.7.2$Linux_X86_64 LibreOffice_project/420$Build-2</meta:generator>
  </office:meta>
</office:document-meta>
</file>